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/>
    <style:font-face style:name="OpenSymbol" svg:font-family="OpenSymbol"/>
    <style:font-face style:name="StarSymbol" svg:font-family="StarSymbol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Bitstream Vera Serif" fo:font-size="12pt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Bitstream Vera Serif" fo:font-size="12pt" fo:font-weight="bold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Bitstream Vera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style:writing-mode="lr-tb"/>
      <style:text-properties fo:color="#000000" style:text-position="0% 100%" style:font-name="Bitstream Vera Serif" fo:font-size="12pt" fo:font-style="normal" fo:text-shadow="none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writing-mode="lr-tb"/>
      <style:text-properties fo:color="#000000" style:text-position="0% 100%" style:font-name="Bitstream Vera Serif" fo:font-size="12pt" fo:font-style="normal" fo:text-shadow="none" fo:font-weight="normal" fo:background-color="transparent" style:font-size-asian="12pt" style:font-size-complex="12pt"/>
    </style:style>
    <style:style style:name="P6" style:family="paragraph" style:parent-style-name="Standard" style:master-page-name="Standard">
      <style:paragraph-properties style:page-number="1" style:writing-mode="lr-tb"/>
    </style:style>
    <style:style style:name="P7" style:family="paragraph" style:parent-style-name="Standard" style:master-page-name="Standard">
      <style:paragraph-properties fo:text-align="center" style:justify-single-word="false" style:page-number="1" style:writing-mode="lr-tb"/>
      <style:text-properties fo:color="#000000" style:text-position="0% 100%" style:font-name="Bitstream Vera Serif" fo:font-size="20pt" fo:font-style="normal" fo:text-shadow="none" fo:font-weight="bold" fo:background-color="transparent" style:font-size-asian="20pt" style:font-weight-asian="bold" style:font-size-complex="20pt" style:font-weight-complex="bold"/>
    </style:style>
    <style:style style:name="P8" style:family="paragraph" style:parent-style-name="Standard" style:list-style-name="L1">
      <style:paragraph-properties style:writing-mode="lr-tb"/>
      <style:text-properties style:font-name="Bitstream Vera Serif" fo:font-size="12pt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style:writing-mode="lr-tb"/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Bitstream Vera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ont Behavior</text:p>
      <text:p text:style-name="P4"/>
      <text:p text:style-name="P4">Aspect Ratio</text:p>
      <text:p text:style-name="P5">It should not be possible to change the aspect ratio of text, or to distort the font in any way (eg, by any combination of resizes and rotations).</text:p>
      <text:p text:style-name="P1"/>
      <text:p text:style-name="P2">What sets the font size?</text:p>
      <text:list xml:id="list1832485647" text:style-name="L1">
        <text:list-item>
          <text:p text:style-name="P8">Font sizes are proportional to (Width + Height) of the TLV<text:note text:id="ftn1" text:note-class="footnote"><text:note-citation>1</text:note-citation><text:note-body><text:p text:style-name="P6"><text:s/>In 1.4, font sizes were proportional to the W+H of the parent, so larger plots had larger fonts. We are changing this behavior for 2.0.</text:p></text:note-body></text:note>. Resizing a window will change the font size (not the aspect ratio), but resizing a plot within a window will not.<text:line-break/></text:p>
        </text:list-item>
        <text:list-item>
          <text:p text:style-name="P8">Font sizes are defined assuming the TLV has been printed or displayed at a <text:span text:style-name="T2">reference page size</text:span><text:span text:style-name="T1"><text:note text:id="ftn2" text:note-class="footnote"><text:note-citation>2</text:note-citation><text:note-body><text:p text:style-name="P6"><text:s/>In 1.4, this was set by hard coded magic numbers whose origin are now shrouded in mystery and legend.</text:p></text:note-body></text:note></text:span> which is set in the configuration dialog. So, if a TLV is displayed or printed at the reference page size, then the font size will be as requested. If the TLV is displayed or printed smaller/larger than the reference page size, then the fonts will be smaller/larger than requested.<text:line-break/></text:p>
        </text:list-item>
        <text:list-item>
          <text:p text:style-name="P8">The default reference page size will be selected from a pull down list, with typical sizes, including Letter, A4, and Single Col Publication, as well as Custom, with an entry.<text:line-break/></text:p>
        </text:list-item>
        <text:list-item>
          <text:p text:style-name="P8">Font sizes will be listed in double precision DTP points.</text:p>
        </text:list-item>
      </text:list>
      <text:p text:style-name="P1"/>
      <text:list xml:id="list304106539" text:continue-list="list1832485647" text:style-name="L1">
        <text:list-item text:start-value="1">
          <text:p text:style-name="P8">Changing the <text:span text:style-name="T1">reference page size</text:span> in the configuration dialog will cause all fonts in kst to change.<text:line-break/></text:p>
        </text:list-item>
        <text:list-item>
          <text:p text:style-name="P8">There will be a <text:span text:style-name="T3">minimum font size</text:span>, defined in <text:span text:style-name="T6">physical points</text:span> defined in the configuration dialogs. <text:s/>Fonts smaller than this will be enlarged to this size. <text:s/>The default should be 5 points. <text:s/>The goal of this is to preserve readability, even if the window is resized to tiny dimensions.<text:line-break/></text:p>
        </text:list-item>
        <text:list-item>
          <text:p text:style-name="P8">The <text:s/><text:span text:style-name="T7">minimum font size</text:span><text:span text:style-name="T8"> and </text:span><text:span text:style-name="T7">reference page size</text:span><text:span text:style-name="T8"> are sticky between settings, and are also stored in the kst file.</text:span></text:p>
        </text:list-item>
      </text:list>
      <text:p text:style-name="P1"/>
      <text:p text:style-name="P3">What sets the font and object sizes?</text:p>
      <text:list xml:id="list969010742" text:style-name="L2">
        <text:list-item>
          <text:p text:style-name="P10">Fonts are selected on a per-item basis, but default to the default font defined in the configuration dialog, which defaults to the Desktop default font. The default size is set in the configuration dialog. <text:s/>Objects like arrows can chose their default size from the default font size.</text:p>
        </text:list-item>
      </text:list>
      <text:p text:style-name="P9"/>
      <text:list xml:id="list907098617" text:continue-numbering="true" text:style-name="L2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/>
    <style:font-face style:name="OpenSymbol" svg:font-family="OpenSymbol"/>
    <style:font-face style:name="StarSymbol" svg:font-family="StarSymbol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902in" style:writing-mode="page"/>
      <style:text-properties fo:color="#000000" style:font-name="DejaVu Sans" fo:font-size="12pt" fo:language="en" fo:country="US" style:font-name-asian="DejaVu Sans1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hyphenation-ladder-count="no-limit" fo:text-indent="0in" style:auto-text-indent="false" fo:background-color="transparent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ocument_20_Title" style:display-name="Document Title" style:family="paragraph" style:parent-style-name="Standard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parent-style-name="Standard" style:next-style-name="Standard" style:default-outline-level="1">
      <style:text-properties fo:font-size="20pt" fo:font-weight="bold"/>
    </style:style>
    <style:style style:name="Head_20_2" style:display-name="Head 2" style:family="paragraph" style:parent-style-name="Standard" style:next-style-name="Standard" style:default-outline-level="2">
      <style:text-properties fo:font-size="16pt" fo:font-weight="bold"/>
    </style:style>
    <style:style style:name="Head_20_3" style:display-name="Head 3" style:family="paragraph" style:parent-style-name="Standard" style:next-style-name="Standard" style:default-outline-level="3">
      <style:text-properties fo:font-size="12pt" fo:font-weight="bold"/>
    </style:style>
    <style:style style:name="Enumerated_20_List" style:display-name="Enumerated List" style:family="paragraph" style:parent-style-name="Standard" style:list-style-name="Numbering_20_Style_20_for_20_Enumerated_20_List"/>
    <style:style style:name="Alphabetical_20_List" style:display-name="Alphabetical List" style:family="paragraph" style:parent-style-name="Standard" style:list-style-name="Numbering_20_Style_20_for_20_Alphabetical_20_List"/>
    <style:style style:name="Bullet_20_List" style:display-name="Bullet List" style:family="paragraph" style:parent-style-name="Standard" style:list-style-name="Numbering_20_Style_20_for_20_Bullet_20_List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  <meta:initial-creator>Barth Netterfield</meta:initial-creator>
    <meta:creation-date>2007-07-31T10:14:46</meta:creation-date>
    <dc:date>2010-01-19T22:59:25</dc:date>
    <dc:language>en-US</dc:language>
    <meta:editing-cycles>7</meta:editing-cycles>
    <meta:editing-duration>PT00H37M17S</meta:editing-duration>
    <meta:document-statistic meta:table-count="0" meta:image-count="0" meta:object-count="0" meta:page-count="1" meta:paragraph-count="15" meta:word-count="370" meta:character-count="2043"/>
    <dc:creator>Barth Netterfield</dc:creator>
    <meta:user-defined meta:name="Info 2"/>
    <meta:user-defined meta:name="Info 3"/>
    <meta:user-defined meta:name="Info 4"/>
    <meta:user-defined meta:name="company">University of Toronto</meta:user-defined>
  </office:meta>
</office:document-meta>
</file>